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2.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0.17" calcext:value-type="float">
            <text:p>0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lation</text:p>
          </table:table-cell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est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before tax</text:p>
          </table:table-cell>
          <table:table-cell office:value-type="string" calcext:value-type="string">
            <text:p>after tax</text:p>
          </table:table-cell>
          <table:table-cell office:value-type="string" calcext:value-type="string">
            <text:p>taxable income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nflation fl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C7])" office:value-type="float" office:value="18000000" calcext:value-type="float">
            <text:p>18000000</text:p>
          </table:table-cell>
          <table:table-cell table:formula="of:=SUM([.D7])" office:value-type="float" office:value="18000000" calcext:value-type="float">
            <text:p>18000000</text:p>
          </table:table-cell>
          <table:table-cell office:value-type="float" office:value="18000000" calcext:value-type="float">
            <text:p>18000000</text:p>
          </table:table-cell>
          <table:table-cell table:formula="of:=SUM([.D7]*[.B2]*-1)" office:value-type="float" office:value="-3060000" calcext:value-type="float">
            <text:p>-3060000</text:p>
          </table:table-cell>
          <table:table-cell table:formula="of:=SUM([.D7]*[.C3]*-1)" office:value-type="float" office:value="-540000" calcext:value-type="float">
            <text:p>-54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B7]*[.B3]+[.D8])" office:value-type="float" office:value="36720000" calcext:value-type="float">
            <text:p>36720000</text:p>
          </table:table-cell>
          <table:table-cell table:formula="of:=SUM([.C7]*[.B3]+[.D8]+[.E8])" office:value-type="float" office:value="33445800" calcext:value-type="float">
            <text:p>33445800</text:p>
          </table:table-cell>
          <table:table-cell table:formula="of:=SUM(18000000+[.C7]*[.B4])" office:value-type="float" office:value="19260000" calcext:value-type="float">
            <text:p>19260000</text:p>
          </table:table-cell>
          <table:table-cell table:formula="of:=SUM([.D8]*[.B2]*-1)" office:value-type="float" office:value="-3274200" calcext:value-type="float">
            <text:p>-3274200</text:p>
          </table:table-cell>
          <table:table-cell table:formula="of:=SUM([.D8]*[.C3]*-1)" office:value-type="float" office:value="-577800" calcext:value-type="float">
            <text:p>-5778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B8]*[.B3]+[.D9])" office:value-type="float" office:value="55959606" calcext:value-type="float">
            <text:p>55959606</text:p>
          </table:table-cell>
          <table:table-cell table:formula="of:=SUM([.C8]*[.B3]+[.D9]+[.E9])" office:value-type="float" office:value="49325626.98" calcext:value-type="float">
            <text:p>49325626.98</text:p>
          </table:table-cell>
          <table:table-cell table:formula="of:=SUM(18000000+[.C8]*[.B4])" office:value-type="float" office:value="20341206" calcext:value-type="float">
            <text:p>20341206</text:p>
          </table:table-cell>
          <table:table-cell table:formula="of:=SUM([.D9]*[.B2]*-1)" office:value-type="float" office:value="-3458005.02" calcext:value-type="float">
            <text:p>-3458005.02</text:p>
          </table:table-cell>
          <table:table-cell table:formula="of:=SUM([.D9]*[.C3]*-1)" office:value-type="float" office:value="-610236.18" calcext:value-type="float">
            <text:p>-610236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B9]*[.B3]+[.D10])" office:value-type="float" office:value="75733611.7086" calcext:value-type="float">
            <text:p>75733611.7086</text:p>
          </table:table-cell>
          <table:table-cell table:formula="of:=SUM([.C9]*[.B3]+[.D10]+[.E10])" office:value-type="float" office:value="65651677.098138" calcext:value-type="float">
            <text:p>65651677.098138</text:p>
          </table:table-cell>
          <table:table-cell table:formula="of:=SUM(18000000+[.C9]*[.B4])" office:value-type="float" office:value="21452793.8886" calcext:value-type="float">
            <text:p>21452793.8886</text:p>
          </table:table-cell>
          <table:table-cell table:formula="of:=SUM([.D10]*[.B2]*-1)" office:value-type="float" office:value="-3646974.961062" calcext:value-type="float">
            <text:p>-3646974.961062</text:p>
          </table:table-cell>
          <table:table-cell table:formula="of:=SUM([.D10]*[.C3]*-1)" office:value-type="float" office:value="-643583.816658" calcext:value-type="float">
            <text:p>-643583.8166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B10]*[.B3]+[.D11])" office:value-type="float" office:value="96057220.7542117" calcext:value-type="float">
            <text:p>96057220.7542117</text:p>
          </table:table-cell>
          <table:table-cell table:formula="of:=SUM([.C10]*[.B3]+[.D11]+[.E11])" office:value-type="float" office:value="82436489.2245957" calcext:value-type="float">
            <text:p>82436489.2245957</text:p>
          </table:table-cell>
          <table:table-cell table:formula="of:=SUM(18000000+[.C10]*[.B4])" office:value-type="float" office:value="22595617.3968697" calcext:value-type="float">
            <text:p>22595617.3968697</text:p>
          </table:table-cell>
          <table:table-cell table:formula="of:=SUM([.D11]*[.B2]*-1)" office:value-type="float" office:value="-3841254.95746784" calcext:value-type="float">
            <text:p>-3841254.95746784</text:p>
          </table:table-cell>
          <table:table-cell table:formula="of:=SUM([.D11]*[.C3]*-1)" office:value-type="float" office:value="-677868.52190609" calcext:value-type="float">
            <text:p>-677868.521906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23:03:57.801709875</meta:creation-date>
    <dc:date>2014-10-04T23:38:33.574731101</dc:date>
    <meta:editing-duration>PT15M30S</meta:editing-duration>
    <meta:editing-cycles>2</meta:editing-cycles>
    <meta:generator>LibreOffice/4.1.3.2$Linux_X86_64 LibreOffice_project/410m0$Build-2</meta:generator>
    <meta:document-statistic meta:table-count="1" meta:cell-count="43" meta:object-count="0"/>
  </office:meta>
</office:document-meta>
</file>